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Preformatted_20_Text" style:list-style-name="L10"/>
    <style:style style:name="P13" style:family="paragraph" style:parent-style-name="Preformatted_20_Text" style:list-style-name="L10">
      <style:paragraph-properties fo:margin-top="0cm" fo:margin-bottom="0.499cm" style:contextual-spacing="false"/>
    </style:style>
    <style:style style:name="P14" style:family="paragraph" style:parent-style-name="Text_20_body" style:list-style-name="L11"/>
    <style:style style:name="P15" style:family="paragraph" style:parent-style-name="Preformatted_20_Text" style:list-style-name="L11"/>
    <style:style style:name="P16" style:family="paragraph" style:parent-style-name="Preformatted_20_Text" style:list-style-name="L11">
      <style:paragraph-properties fo:margin-top="0cm" fo:margin-bottom="0.499cm" style:contextual-spacing="false"/>
    </style:style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Preformatted_20_Text" style:list-style-name="L13"/>
    <style:style style:name="P20" style:family="paragraph" style:parent-style-name="Preformatted_20_Text" style:list-style-name="L13">
      <style:paragraph-properties fo:margin-top="0cm" fo:margin-bottom="0.499cm" style:contextual-spacing="false"/>
    </style:style>
    <style:style style:name="P21" style:family="paragraph" style:parent-style-name="Text_20_body" style:list-style-name="L14"/>
    <style:style style:name="P22" style:family="paragraph" style:parent-style-name="Text_20_body" style:list-style-name="L15"/>
    <style:style style:name="P23" style:family="paragraph" style:parent-style-name="Text_20_body" style:list-style-name="L16"/>
    <style:style style:name="P24" style:family="paragraph" style:parent-style-name="Text_20_body" style:list-style-name="L17"/>
    <style:style style:name="P25" style:family="paragraph" style:parent-style-name="Text_20_body" style:list-style-name="L18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e propongo un salto de calidad <text:span text:style-name="Strong_20_Emphasis">sin romper nada</text:span>: mantener tu <text:span text:style-name="Source_20_Text">SoundEngine</text:span> y la lógica de E/S tal como están, y “vestirlos” con una <text:span text:style-name="Strong_20_Emphasis">UI de nivel app</text:span> basada en <text:span text:style-name="Source_20_Text">QMainWindow</text:span> + navegación lateral + páginas (<text:span text:style-name="Source_20_Text">QStackedWidget</text:span>), con <text:span text:style-name="Strong_20_Emphasis">layouts fluidos</text:span>, <text:span text:style-name="Strong_20_Emphasis">tema QSS</text:span> consistente, <text:span text:style-name="Strong_20_Emphasis">alto DPI</text:span> y <text:span text:style-name="Strong_20_Emphasis">agrupación por tareas</text:span> (Tocar, Efectos, Asignación, Dispositivos, Presets). Esto va a ordenar los sliders (sí, la reverb conviene en su propio módulo), escalar lindo al maximizar y volver más profesional la experiencia.</text:p>
      <text:p text:style-name="Text_20_body">Abajo te dejo un <text:span text:style-name="Strong_20_Emphasis">.md técnico</text:span> para pasarle al equipo (copiá/pegá como <text:span text:style-name="Source_20_Text">timbal_ui_evolution.md</text:span>). Incluye diagnóstico, arquitectura propuesta, estructura de pantallas, tema QSS con “tokens”, plan de migración incremental, QA y snippets listos para implementar.</text:p>
      <text:p text:style-name="Horizontal_20_Line"/>
      <text:h text:style-name="Heading_20_1" text:outline-level="1">Timbal Digital · Evolución de UI/UX (Propuesta Técnica)</text:h>
      <text:p text:style-name="Text_20_body"><text:span text:style-name="Strong_20_Emphasis">Conclusión por adelantado:</text:span> sin tocar el <text:span text:style-name="Source_20_Text">SoundEngine</text:span> ni la lógica de E/S, conviene <text:span text:style-name="Strong_20_Emphasis">elevar la app a </text:span><text:span text:style-name="Strong_20_Emphasis"><text:span text:style-name="Source_20_Text">QMainWindow</text:span></text:span><text:span text:style-name="Strong_20_Emphasis"> con navegación lateral + páginas en </text:span><text:span text:style-name="Strong_20_Emphasis"><text:span text:style-name="Source_20_Text">QStackedWidget</text:span></text:span><text:span text:style-name="Strong_20_Emphasis">, layouts fluidos y un tema QSS consistente</text:span>. Esto <text:span text:style-name="Strong_20_Emphasis">no rompe nada</text:span>: la capa nueva solo <text:span text:style-name="Strong_20_Emphasis">orquesta</text:span> los widgets existentes. Se agrega <text:span text:style-name="Strong_20_Emphasis">persistencia</text:span> de UI, <text:span text:style-name="Strong_20_Emphasis">presets</text:span>, <text:span text:style-name="Strong_20_Emphasis">modo performance</text:span>, <text:span text:style-name="Strong_20_Emphasis">accesibilidad</text:span> y <text:span text:style-name="Strong_20_Emphasis">responsividad</text:span> real (alto DPI y reflow). La migración es <text:span text:style-name="Strong_20_Emphasis">incremental</text:span> y reversible (feature flag).</text:p>
      <text:p text:style-name="Horizontal_20_Line"/>
      <text:h text:style-name="Heading_20_2" text:outline-level="2">0) Metas y restricciones</text:h>
      <text:list text:style-name="L1">
        <text:list-item>
          <text:p text:style-name="P1"><text:span text:style-name="Strong_20_Emphasis">No perder funciones</text:span> ni alterar el comportamiento del motor de audio o de la comunicación con Arduino/MIDI.</text:p>
        </text:list-item>
        <text:list-item>
          <text:p text:style-name="P1">Mejorar <text:span text:style-name="Strong_20_Emphasis">claridad</text:span> (agrupar por categorías), <text:span text:style-name="Strong_20_Emphasis">rapidez de uso</text:span> (menos clicks para acciones comunes) y <text:span text:style-name="Strong_20_Emphasis">robustez visual</text:span> (escalado, tema, contraste, tipografía).</text:p>
        </text:list-item>
        <text:list-item>
          <text:p text:style-name="P1">Añadir <text:span text:style-name="Strong_20_Emphasis">responsividad</text:span> (se ve bien maximizada, en 13”, 15”, 4K).</text:p>
        </text:list-item>
        <text:list-item>
          <text:p text:style-name="P1">Mantener <text:span text:style-name="Strong_20_Emphasis">PyQt5</text:span> (riesgo mínimo). PySide6/QtQuick/QML quedan como “Fase 2 opcional”.</text:p>
        </text:list-item>
        <text:list-item>
          <text:p text:style-name="P1">Código <text:span text:style-name="Strong_20_Emphasis">modular</text:span>, <text:span text:style-name="Strong_20_Emphasis">testeable</text:span>, con <text:span text:style-name="Strong_20_Emphasis">logging</text:span> en vez de prints.</text:p>
        </text:list-item>
      </text:list>
      <text:p text:style-name="Horizontal_20_Line"/>
      <text:h text:style-name="Heading_20_2" text:outline-level="2">1) Diagnóstico de la versión actual (resumen)</text:h>
      <text:list text:style-name="L2">
        <text:list-item>
          <text:p text:style-name="P2">Ventana tipo <text:span text:style-name="Source_20_Text">QWidget</text:span> standalone, sin <text:span text:style-name="Strong_20_Emphasis"><text:span text:style-name="Source_20_Text">QMainWindow</text:span></text:span>, lo que dificulta barra de estado, docks y menús nativos.</text:p>
        </text:list-item>
        <text:list-item>
          <text:p text:style-name="P2"><text:span text:style-name="Strong_20_Emphasis">Controles mezclados</text:span> (reverb, brillo, ganancia, presets, I/O) en una sola columna, sin jerarquía.</text:p>
        </text:list-item>
        <text:list-item>
          <text:p text:style-name="P2"><text:span text:style-name="Strong_20_Emphasis">Layouts no fluidos</text:span> (cuando se maximiza, hay zonas vacías y proporciones rotas).</text:p>
        </text:list-item>
        <text:list-item>
          <text:p text:style-name="P2"><text:soft-page-break/>Estilo QSS ad-hoc: contraste, espaciados y consistencia podrían mejorar.</text:p>
        </text:list-item>
        <text:list-item>
          <text:p text:style-name="P2">No hay <text:span text:style-name="Strong_20_Emphasis">persistencia</text:span> de los parámetros de UI (salvo <text:span text:style-name="Source_20_Text">last_sf2</text:span>).</text:p>
        </text:list-item>
      </text:list>
      <text:p text:style-name="Horizontal_20_Line"/>
      <text:h text:style-name="Heading_20_2" text:outline-level="2">2) Principios de diseño (UX)</text:h>
      <text:list text:style-name="L3">
        <text:list-item>
          <text:p text:style-name="P3"><text:span text:style-name="Strong_20_Emphasis">Agrupar por tareas</text:span>: <text:span text:style-name="Emphasis">Tocar</text:span>, <text:span text:style-name="Emphasis">Efectos</text:span>, <text:span text:style-name="Emphasis">Asignación</text:span>, <text:span text:style-name="Emphasis">Dispositivos</text:span>, <text:span text:style-name="Emphasis">Presets</text:span>.</text:p>
        </text:list-item>
        <text:list-item>
          <text:p text:style-name="P3"><text:span text:style-name="Strong_20_Emphasis">Prioridad visual</text:span>: lo más usado (pads, VU, master) arriba/centro; lo avanzado en secciones colapsables.</text:p>
        </text:list-item>
        <text:list-item>
          <text:p text:style-name="P3"><text:span text:style-name="Strong_20_Emphasis">Feedback inmediato</text:span>: status bar con estado de audio/MIDI/Arduino y snack de confirmaciones cortas.</text:p>
        </text:list-item>
        <text:list-item>
          <text:p text:style-name="P3"><text:span text:style-name="Strong_20_Emphasis">Prevenir errores</text:span>: botones con estados claros (toggle), valores con límites visibles, tooltips precisos.</text:p>
        </text:list-item>
        <text:list-item>
          <text:p text:style-name="P3"><text:span text:style-name="Strong_20_Emphasis">Accesible</text:span>: atajos de teclado, foco visible, tamaños mínimos de hit área, contraste AA.</text:p>
        </text:list-item>
      </text:list>
      <text:p text:style-name="Horizontal_20_Line"/>
      <text:h text:style-name="Heading_20_2" text:outline-level="2">3) Arquitectura propuesta (sin romper nada)</text:h>
      <text:p text:style-name="Preformatted_20_Text"><text:span text:style-name="Source_20_Text">app/</text:span></text:p>
      <text:p text:style-name="Preformatted_20_Text"><text:span text:style-name="Source_20_Text"><text:s text:c="2"/>audio/engine.py <text:s text:c="10"/># SoundEngine (idéntico, solo mover)</text:span></text:p>
      <text:p text:style-name="Preformatted_20_Text"><text:span text:style-name="Source_20_Text"><text:s text:c="2"/>io/midi.py <text:s text:c="15"/># Descubre y abre puertos MIDI (wrapper mido)</text:span></text:p>
      <text:p text:style-name="Preformatted_20_Text"><text:span text:style-name="Source_20_Text"><text:s text:c="2"/>io/arduino.py <text:s text:c="12"/># Scanner y lectura por serial</text:span></text:p>
      <text:p text:style-name="Preformatted_20_Text"><text:span text:style-name="Source_20_Text"><text:s text:c="2"/>state/settings.py <text:s text:c="8"/># Carga/guarda QSettings + JSON</text:span></text:p>
      <text:p text:style-name="Preformatted_20_Text"><text:span text:style-name="Source_20_Text"><text:s text:c="2"/>state/presets.py <text:s text:c="9"/># Presets (reverb, master, brillo, gate, mapping)</text:span></text:p>
      <text:p text:style-name="Preformatted_20_Text"><text:span text:style-name="Source_20_Text"><text:s text:c="2"/>ui/main_window.py <text:s text:c="8"/># QMainWindow + navegación lateral</text:span></text:p>
      <text:p text:style-name="Preformatted_20_Text"><text:span text:style-name="Source_20_Text"><text:s text:c="2"/>ui/pages/pads.py <text:s text:c="9"/># Grid de pads + VU</text:span></text:p>
      <text:p text:style-name="Preformatted_20_Text"><text:span text:style-name="Source_20_Text"><text:s text:c="2"/>ui/pages/effects.py <text:s text:c="6"/># Reverb, brillo, limitador, master</text:span></text:p>
      <text:p text:style-name="Preformatted_20_Text"><text:span text:style-name="Source_20_Text"><text:s text:c="2"/>ui/pages/mapping.py <text:s text:c="6"/># Mapeo de notas, “MIDI Learn”</text:span></text:p>
      <text:p text:style-name="Preformatted_20_Text"><text:span text:style-name="Source_20_Text"><text:s text:c="2"/>ui/pages/devices.py <text:s text:c="6"/># Reconectar I/O, selector de dispositivos</text:span></text:p>
      <text:p text:style-name="Preformatted_20_Text"><text:span text:style-name="Source_20_Text"><text:s text:c="2"/>ui/pages/presets.py <text:s text:c="6"/># Guardar/recuperar presets</text:span></text:p>
      <text:p text:style-name="Preformatted_20_Text"><text:span text:style-name="Source_20_Text"><text:s text:c="2"/>ui/components/collapsible.py <text:s/># Sección colapsable reusable</text:span></text:p>
      <text:p text:style-name="Preformatted_20_Text"><text:span text:style-name="Source_20_Text"><text:s text:c="2"/>theme/qss.py <text:s text:c="13"/># Tema oscuro/claro con tokens</text:span></text:p>
      <text:p text:style-name="Preformatted_20_Text"><text:span text:style-name="Source_20_Text">resources/</text:span></text:p>
      <text:p text:style-name="Preformatted_20_Text"><text:span text:style-name="Source_20_Text"><text:s text:c="2"/>icons/ <text:s text:c="19"/># SVG/PNG</text:span></text:p>
      <text:p text:style-name="P4"><text:span text:style-name="Source_20_Text">main.py <text:s text:c="20"/># arranque (feature flag para UI nueva)</text:span></text:p>
      <text:p text:style-name="Text_20_body"><text:span text:style-name="Strong_20_Emphasis">Estrategia de compatibilidad:</text:span> <text:span text:style-name="Source_20_Text">main.py</text:span> expone un flag <text:span text:style-name="Source_20_Text">--legacy-ui</text:span>. La UI nueva llama a <text:span text:style-name="Strong_20_Emphasis">las mismas funciones</text:span> del <text:span text:style-name="Source_20_Text">SoundEngine</text:span> y de E/S. Si algo falla, se puede volver al widget actual con el flag.</text:p>
      <text:p text:style-name="Horizontal_20_Line"/>
      <text:h text:style-name="Heading_20_2" text:outline-level="2">4) Estructura de UI</text:h>
      <text:h text:style-name="Heading_20_3" text:outline-level="3">4.1 Main Window</text:h>
      <text:list text:style-name="L4">
        <text:list-item>
          <text:p text:style-name="P5"><text:span text:style-name="Source_20_Text">QMainWindow</text:span></text:p>
        </text:list-item>
        <text:list-item>
          <text:p text:style-name="P5"><text:span text:style-name="Strong_20_Emphasis">Left Nav (dock fijo)</text:span>: <text:span text:style-name="Source_20_Text">QListWidget</text:span> o <text:span text:style-name="Source_20_Text">QToolBar</text:span> vertical con 5 entradas:</text:p>
          <text:list>
            <text:list-item>
              <text:p text:style-name="P5"><text:soft-page-break/><text:span text:style-name="Strong_20_Emphasis">Tocar</text:span> (Pads)</text:p>
            </text:list-item>
            <text:list-item>
              <text:p text:style-name="P5"><text:span text:style-name="Strong_20_Emphasis">Efectos</text:span> (Reverb/Brillo/Limiter/Master)</text:p>
            </text:list-item>
            <text:list-item>
              <text:p text:style-name="P5"><text:span text:style-name="Strong_20_Emphasis">Asignación</text:span> (notas de pads; “MIDI Learn”)</text:p>
            </text:list-item>
            <text:list-item>
              <text:p text:style-name="P5"><text:span text:style-name="Strong_20_Emphasis">Dispositivos</text:span> (Arduino/MIDI; Reconectar I/O)</text:p>
            </text:list-item>
            <text:list-item>
              <text:p text:style-name="P5"><text:span text:style-name="Strong_20_Emphasis">Presets</text:span> (guardar/cargar/restablecer)</text:p>
            </text:list-item>
          </text:list>
        </text:list-item>
        <text:list-item>
          <text:p text:style-name="P5"><text:span text:style-name="Strong_20_Emphasis">Central</text:span>: <text:span text:style-name="Source_20_Text">QStackedWidget</text:span> con cada página.</text:p>
        </text:list-item>
        <text:list-item>
          <text:p text:style-name="P5"><text:span text:style-name="Strong_20_Emphasis">StatusBar</text:span>: muestra “SF2 cargado”, CPU Fluidsynth (si disponible), dispositivos conectados y mensajes cortos (“SoundFont cambiado”, “MIDI reconectado”).</text:p>
        </text:list-item>
      </text:list>
      <text:h text:style-name="Heading_20_3" text:outline-level="3">4.2 Páginas</text:h>
      <text:p text:style-name="Text_20_body"><text:span text:style-name="Strong_20_Emphasis">Pads (Tocar)</text:span></text:p>
      <text:list text:style-name="L5">
        <text:list-item>
          <text:p text:style-name="P6"><text:span text:style-name="Source_20_Text">QSplitter</text:span> vertical: arriba VU + Master; abajo grid de pads.</text:p>
        </text:list-item>
        <text:list-item>
          <text:p text:style-name="P6">Grid fluido 1×5 u horizontal con <text:span text:style-name="Source_20_Text">QGridLayout</text:span> y <text:span text:style-name="Source_20_Text">setColumnStretch</text:span> equilibrado.</text:p>
        </text:list-item>
        <text:list-item>
          <text:p text:style-name="P6">En modo <text:span text:style-name="Strong_20_Emphasis">Performance</text:span>: UI minimal, solo VU, Master y pads (toggle desde la barra superior).</text:p>
        </text:list-item>
      </text:list>
      <text:p text:style-name="Text_20_body"><text:span text:style-name="Strong_20_Emphasis">Efectos</text:span></text:p>
      <text:list text:style-name="L6">
        <text:list-item>
          <text:p text:style-name="P7"><text:span text:style-name="Source_20_Text">QScrollArea</text:span> con <text:span text:style-name="Strong_20_Emphasis">secciones colapsables</text:span> (<text:span text:style-name="Source_20_Text">CollapsibleSection</text:span>):</text:p>
          <text:list>
            <text:list-item>
              <text:p text:style-name="P7"><text:span text:style-name="Strong_20_Emphasis">Reverb</text:span>: on/off, level, room, damping, width, send (alineados con <text:span text:style-name="Source_20_Text">QFormLayout</text:span>).</text:p>
            </text:list-item>
            <text:list-item>
              <text:p text:style-name="P7"><text:span text:style-name="Strong_20_Emphasis">Dinámica</text:span>: Master dB, Limitador, Boost (velocity gain), Gate.</text:p>
            </text:list-item>
            <text:list-item>
              <text:p text:style-name="P7"><text:span text:style-name="Strong_20_Emphasis">Tono/Brillo</text:span>: CC74 global con reset.</text:p>
            </text:list-item>
          </text:list>
        </text:list-item>
        <text:list-item>
          <text:p text:style-name="P7">Botones de <text:span text:style-name="Strong_20_Emphasis">presets rápidos</text:span> (“Seco”, “Media”, “Sala”) arriba a la derecha.</text:p>
        </text:list-item>
      </text:list>
      <text:p text:style-name="Text_20_body"><text:span text:style-name="Strong_20_Emphasis">Asignación</text:span></text:p>
      <text:list text:style-name="L7">
        <text:list-item>
          <text:p text:style-name="P8">Tabla simple: <text:span text:style-name="Strong_20_Emphasis">Pad</text:span> | <text:span text:style-name="Strong_20_Emphasis">Nota</text:span> | <text:span text:style-name="Strong_20_Emphasis">Escuchar</text:span> | <text:span text:style-name="Strong_20_Emphasis">Aprender</text:span> (MIDI Learn).</text:p>
        </text:list-item>
        <text:list-item>
          <text:p text:style-name="P8">Diálogo de selección de nota reemplazado por <text:span text:style-name="Strong_20_Emphasis">inline editor</text:span>.</text:p>
        </text:list-item>
        <text:list-item>
          <text:p text:style-name="P8">Preview de VU por pad.</text:p>
        </text:list-item>
      </text:list>
      <text:p text:style-name="Text_20_body"><text:span text:style-name="Strong_20_Emphasis">Dispositivos</text:span></text:p>
      <text:list text:style-name="L8">
        <text:list-item>
          <text:p text:style-name="P9">Lista de entradas MIDI detectadas + botón “Conectar”.</text:p>
        </text:list-item>
        <text:list-item>
          <text:p text:style-name="P9">Puerto serie de Arduino + botón “Reconectar I/O”.</text:p>
        </text:list-item>
        <text:list-item>
          <text:p text:style-name="P9">Indicadores de estado (verde/amarillo/rojo) con <text:span text:style-name="Source_20_Text">QLabel</text:span> + stylesheet.</text:p>
        </text:list-item>
      </text:list>
      <text:p text:style-name="Text_20_body"><text:span text:style-name="Strong_20_Emphasis">Presets</text:span></text:p>
      <text:list text:style-name="L9">
        <text:list-item>
          <text:p text:style-name="P10">Guardar/Cargar preset (JSON legible).</text:p>
        </text:list-item>
        <text:list-item>
          <text:p text:style-name="P10">Checkbox “Incluir mapeo de pads”.</text:p>
        </text:list-item>
        <text:list-item>
          <text:p text:style-name="P10">Lista de presets recientes (últimos 5).</text:p>
        </text:list-item>
      </text:list>
      <text:p text:style-name="Horizontal_20_Line"><text:soft-page-break/></text:p>
      <text:h text:style-name="Heading_20_2" text:outline-level="2">5) Comportamiento responsivo</text:h>
      <text:list text:style-name="L10">
        <text:list-item>
          <text:p text:style-name="P11">Activar <text:span text:style-name="Strong_20_Emphasis">High DPI</text:span>:</text:p>
          <text:p text:style-name="P12"><text:span text:style-name="Source_20_Text">import os</text:span></text:p>
          <text:p text:style-name="P12"><text:span text:style-name="Source_20_Text">os.environ["QT_AUTO_SCREEN_SCALE_FACTOR"] = "1"</text:span></text:p>
          <text:p text:style-name="P12"><text:span text:style-name="Source_20_Text">from PyQt5.QtCore import Qt, QCoreApplication</text:span></text:p>
          <text:p text:style-name="P12"><text:span text:style-name="Source_20_Text">QCoreApplication.setAttribute(Qt.AA_EnableHighDpiScaling, True)</text:span></text:p>
          <text:p text:style-name="P13"><text:span text:style-name="Source_20_Text">QCoreApplication.setAttribute(Qt.AA_UseHighDpiPixmaps, True)</text:span></text:p>
        </text:list-item>
        <text:list-item>
          <text:p text:style-name="P11">Usar <text:span text:style-name="Source_20_Text">QSplitter</text:span> y <text:span text:style-name="Source_20_Text">setStretchFactor</text:span> para repartir espacio.</text:p>
        </text:list-item>
        <text:list-item>
          <text:p text:style-name="P11"><text:span text:style-name="Source_20_Text">QScrollArea</text:span> en páginas con listas largas.</text:p>
        </text:list-item>
        <text:list-item>
          <text:p text:style-name="P11"><text:span text:style-name="Source_20_Text">QSizePolicy.Expanding</text:span> en contenedores principales; <text:span text:style-name="Source_20_Text">Preferred</text:span> en controles.</text:p>
        </text:list-item>
        <text:list-item>
          <text:p text:style-name="P11">En <text:span text:style-name="Source_20_Text">resizeEvent</text:span> del grid de pads, ajustar <text:span text:style-name="Source_20_Text">setColumnStretch</text:span> para que no queden columnas comprimidas en maximizado.</text:p>
        </text:list-item>
      </text:list>
      <text:p text:style-name="Horizontal_20_Line"/>
      <text:h text:style-name="Heading_20_2" text:outline-level="2">6) Tema visual (QSS con “tokens”)</text:h>
      <text:p text:style-name="Text_20_body">Definir una función que construya el QSS con variables Python (tokens); aplicar al <text:span text:style-name="Source_20_Text">QApplication</text:span>.</text:p>
      <text:p text:style-name="Preformatted_20_Text"><text:span text:style-name="Source_20_Text">TOKENS = {</text:span></text:p>
      <text:p text:style-name="Preformatted_20_Text"><text:span text:style-name="Source_20_Text"><text:s text:c="2"/>"bg": "#1f2937", "panel": "#0f172a", "accent": "#3b82f6",</text:span></text:p>
      <text:p text:style-name="Preformatted_20_Text"><text:span text:style-name="Source_20_Text"><text:s text:c="2"/>"text": "#e5e7eb", "muted": "#94a3b8", "danger": "#ef4444",</text:span></text:p>
      <text:p text:style-name="Preformatted_20_Text"><text:span text:style-name="Source_20_Text"><text:s text:c="2"/>"radius": "10px", "pad": "#111827"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QSS = f"""</text:span></text:p>
      <text:p text:style-name="Preformatted_20_Text"><text:span text:style-name="Source_20_Text">QMainWindow {{ background: {TOKENS['bg']}; color:{TOKENS['text']}; }}</text:span></text:p>
      <text:p text:style-name="Preformatted_20_Text"><text:span text:style-name="Source_20_Text">QGroupBox {{ border:1px solid #334155; border-radius:{TOKENS['radius']}; margin-top: 14px; }}</text:span></text:p>
      <text:p text:style-name="Preformatted_20_Text"><text:span text:style-name="Source_20_Text">QGroupBox::title {{ subcontrol-origin: margin; left: 8px; padding: 0 4px; color:{TOKENS['muted']}; }}</text:span></text:p>
      <text:p text:style-name="Preformatted_20_Text"><text:span text:style-name="Source_20_Text">QPushButton {{ background:{TOKENS['accent']}; color:white; border-radius:8px; padding:6px 10px; }}</text:span></text:p>
      <text:p text:style-name="Preformatted_20_Text"><text:span text:style-name="Source_20_Text">QPushButton:disabled {{ background:#334155; color:#64748b; }}</text:span></text:p>
      <text:p text:style-name="Preformatted_20_Text"><text:span text:style-name="Source_20_Text">QSlider::groove:horizontal {{ height:6px; background:#334155; border-radius:3px; }}</text:span></text:p>
      <text:p text:style-name="Preformatted_20_Text"><text:span text:style-name="Source_20_Text">QSlider::handle:horizontal {{ width:16px; border-radius:8px; background:white; margin:-5px 0; }}</text:span></text:p>
      <text:p text:style-name="Preformatted_20_Text"><text:span text:style-name="Source_20_Text">QStatusBar {{ background:{TOKENS['panel']}; color:{TOKENS['muted']}; }}</text:span></text:p>
      <text:p text:style-name="Preformatted_20_Text"><text:span text:style-name="Source_20_Text">"""</text:span></text:p>
      <text:p text:style-name="P4"><text:span text:style-name="Source_20_Text"># app.setStyleSheet(QSS)</text:span></text:p>
      <text:p text:style-name="Text_20_body"><text:span text:style-name="Strong_20_Emphasis">Tipografía</text:span>: quedarse con la del sistema (menos riesgo).</text:p>
      <text:p text:style-name="Horizontal_20_Line"/>
      <text:h text:style-name="Heading_20_2" text:outline-level="2"><text:soft-page-break/>7) Persistencia de UI y presets</text:h>
      <text:list text:style-name="L11">
        <text:list-item>
          <text:p text:style-name="P14"><text:span text:style-name="Source_20_Text">QSettings</text:span> para <text:span text:style-name="Strong_20_Emphasis">estado de ventana</text:span>, pestaña activa, posición del splitter, último dispositivo MIDI, último puerto serie, etc.</text:p>
        </text:list-item>
        <text:list-item>
          <text:p text:style-name="P14"><text:span text:style-name="Source_20_Text">presets.py</text:span> en <text:span text:style-name="Strong_20_Emphasis">JSON</text:span>:</text:p>
          <text:p text:style-name="P15"><text:span text:style-name="Source_20_Text">{</text:span></text:p>
          <text:p text:style-name="P15"><text:span text:style-name="Source_20_Text"><text:s text:c="2"/>"name": "Sala suave",</text:span></text:p>
          <text:p text:style-name="P15"><text:span text:style-name="Source_20_Text"><text:s text:c="2"/>"reverb": {"active": true, "room": 0.7, "level": 0.4, "damp": 0.2, "width": 0.9, "send": 1.0},</text:span></text:p>
          <text:p text:style-name="P15"><text:span text:style-name="Source_20_Text"><text:s text:c="2"/>"dynamics": {"master_db": 20.0, "limiter": true, "velocity_gain": 3.0, "gate": 8},</text:span></text:p>
          <text:p text:style-name="P15"><text:span text:style-name="Source_20_Text"><text:s text:c="2"/>"tone": {"cc74": 100},</text:span></text:p>
          <text:p text:style-name="P15"><text:span text:style-name="Source_20_Text"><text:s text:c="2"/>"mapping": ["A2","E3","A3","C4","E4"]</text:span></text:p>
          <text:p text:style-name="P16"><text:span text:style-name="Source_20_Text">}</text:span></text:p>
        </text:list-item>
      </text:list>
      <text:p text:style-name="Horizontal_20_Line"/>
      <text:h text:style-name="Heading_20_2" text:outline-level="2">8) Accesibilidad y atajos</text:h>
      <text:list text:style-name="L12">
        <text:list-item>
          <text:p text:style-name="P17">Atajos globales sugeridos:</text:p>
          <text:list>
            <text:list-item>
              <text:p text:style-name="P17"><text:span text:style-name="Source_20_Text">Space</text:span>: Probar sonido (página Pads).</text:p>
            </text:list-item>
            <text:list-item>
              <text:p text:style-name="P17"><text:span text:style-name="Source_20_Text">Ctrl+R</text:span>: Reconectar I/O.</text:p>
            </text:list-item>
            <text:list-item>
              <text:p text:style-name="P17"><text:span text:style-name="Source_20_Text">Ctrl+S</text:span>: Guardar preset; <text:span text:style-name="Source_20_Text">Ctrl+L</text:span>: Cargar preset.</text:p>
            </text:list-item>
            <text:list-item>
              <text:p text:style-name="P17"><text:span text:style-name="Source_20_Text">F1</text:span>: Ayuda corta (overlay).</text:p>
            </text:list-item>
          </text:list>
        </text:list-item>
        <text:list-item>
          <text:p text:style-name="P17">Foco visible (<text:span text:style-name="Source_20_Text">:focus { outline: 2px solid accent; }</text:span> en QSS).</text:p>
        </text:list-item>
        <text:list-item>
          <text:p text:style-name="P17">Tooltips con <text:span text:style-name="Emphasis">acción + efecto</text:span> (“Envía CC74 a todos los canales”).</text:p>
        </text:list-item>
      </text:list>
      <text:p text:style-name="Horizontal_20_Line"/>
      <text:h text:style-name="Heading_20_2" text:outline-level="2">9) Concurrencia y logging</text:h>
      <text:list text:style-name="L13">
        <text:list-item>
          <text:p text:style-name="P18">Mover hilos a <text:span text:style-name="Strong_20_Emphasis"><text:span text:style-name="Source_20_Text">QThread</text:span></text:span> y comunicar con <text:span text:style-name="Strong_20_Emphasis">signals/slots</text:span> (no invocar UI desde threads puros).</text:p>
        </text:list-item>
        <text:list-item>
          <text:p text:style-name="P18">Sustituir <text:span text:style-name="Source_20_Text">print</text:span> por <text:span text:style-name="Source_20_Text">logging</text:span> con niveles y handler a la barra de estado o panel de <text:span text:style-name="Strong_20_Emphasis">Log</text:span> (dock opcional).</text:p>
          <text:p text:style-name="P19"><text:span text:style-name="Source_20_Text">import logging</text:span></text:p>
          <text:p text:style-name="P19"><text:span text:style-name="Source_20_Text">logging.basicConfig(level=logging.INFO, format="%(asctime)s %(levelname)s: %(message)s")</text:span></text:p>
          <text:p text:style-name="P20"><text:span text:style-name="Source_20_Text">log = logging.getLogger("timbal")</text:span></text:p>
        </text:list-item>
      </text:list>
      <text:p text:style-name="Horizontal_20_Line"/>
      <text:h text:style-name="Heading_20_2" text:outline-level="2">10) Plan de migración incremental (feature flag)</text:h>
      <text:list text:style-name="L14">
        <text:list-item>
          <text:p text:style-name="P21"><text:span text:style-name="Strong_20_Emphasis">Branch </text:span><text:span text:style-name="Strong_20_Emphasis"><text:span text:style-name="Source_20_Text">ui-refactor</text:span></text:span> + flag <text:span text:style-name="Source_20_Text">--new-ui</text:span>.</text:p>
        </text:list-item>
        <text:list-item>
          <text:p text:style-name="P21">Extraer <text:span text:style-name="Source_20_Text">SoundEngine</text:span> a <text:span text:style-name="Source_20_Text">audio/engine.py</text:span> (sin cambios).</text:p>
        </text:list-item>
        <text:list-item>
          <text:p text:style-name="P21"><text:soft-page-break/>Crear <text:span text:style-name="Source_20_Text">MainWindow</text:span> vacío con left-nav y <text:span text:style-name="Source_20_Text">QStackedWidget</text:span>.</text:p>
        </text:list-item>
        <text:list-item>
          <text:p text:style-name="P21">Mover la <text:span text:style-name="Strong_20_Emphasis">página Pads</text:span> (reusar <text:span text:style-name="Source_20_Text">Vu</text:span> y botones) – comportamiento idéntico.</text:p>
        </text:list-item>
        <text:list-item>
          <text:p text:style-name="P21">Añadir <text:span text:style-name="Strong_20_Emphasis">página Efectos</text:span> con <text:span text:style-name="Source_20_Text">QFormLayout</text:span> + colapsables (enlazar a métodos existentes).</text:p>
        </text:list-item>
        <text:list-item>
          <text:p text:style-name="P21">Añadir <text:span text:style-name="Strong_20_Emphasis">Dispositivos</text:span> (usar funciones actuales de reconexión).</text:p>
        </text:list-item>
        <text:list-item>
          <text:p text:style-name="P21">Implementar <text:span text:style-name="Strong_20_Emphasis">Presets</text:span> (solo guardar/cargar; sin auto-aplicar hasta confirmar).</text:p>
        </text:list-item>
        <text:list-item>
          <text:p text:style-name="P21">Aplicar <text:span text:style-name="Strong_20_Emphasis">QSS</text:span> y <text:span text:style-name="Strong_20_Emphasis">High DPI</text:span>.</text:p>
        </text:list-item>
        <text:list-item>
          <text:p text:style-name="P21">QA manual + “smoke tests”. Si todo ok, promover a <text:span text:style-name="Source_20_Text">main</text:span>, mantener <text:span text:style-name="Source_20_Text">--legacy-ui</text:span> por 1–2 versiones.</text:p>
        </text:list-item>
      </text:list>
      <text:p text:style-name="Horizontal_20_Line"/>
      <text:h text:style-name="Heading_20_2" text:outline-level="2">11) Checklist de QA (mínimo)</text:h>
      <text:list text:style-name="L15">
        <text:list-item>
          <text:p text:style-name="P22">Arranque sin SF2 → diálogo → cargar y sonar.</text:p>
        </text:list-item>
        <text:list-item>
          <text:p text:style-name="P22">Toggle Reverb: ON/OFF, sliders aplican y se recuerdan.</text:p>
        </text:list-item>
        <text:list-item>
          <text:p text:style-name="P22">Master dB: respeta topes y no clippea más allá del limitador.</text:p>
        </text:list-item>
        <text:list-item>
          <text:p text:style-name="P22">Gate y Boost afectan disparos desde Arduino.</text:p>
        </text:list-item>
        <text:list-item>
          <text:p text:style-name="P22">Reconectar I/O desconecta/reconecta sin cuelgues.</text:p>
        </text:list-item>
        <text:list-item>
          <text:p text:style-name="P22">Guardar/Cargar preset reproduce exactamente el estado.</text:p>
        </text:list-item>
        <text:list-item>
          <text:p text:style-name="P22">Maximizar/restaurar: layout estable, sin solapamientos.</text:p>
        </text:list-item>
        <text:list-item>
          <text:p text:style-name="P22">DPI alto (125%, 150%) y 4K: textos nítidos, controles usables.</text:p>
        </text:list-item>
      </text:list>
      <text:p text:style-name="Horizontal_20_Line"/>
      <text:h text:style-name="Heading_20_2" text:outline-level="2">12) Snippets útiles</text:h>
      <text:p text:style-name="Text_20_body"><text:span text:style-name="Strong_20_Emphasis">CollapsibleSection (simplificado):</text:span></text:p>
      <text:p text:style-name="Preformatted_20_Text"><text:span text:style-name="Source_20_Text">class CollapsibleSection(QWidget):</text:span></text:p>
      <text:p text:style-name="Preformatted_20_Text"><text:span text:style-name="Source_20_Text"><text:s text:c="4"/>def __init__(self, title, child, start_open=True, parent=None):</text:span></text:p>
      <text:p text:style-name="Preformatted_20_Text"><text:span text:style-name="Source_20_Text"><text:s text:c="8"/>super().__init__(parent)</text:span></text:p>
      <text:p text:style-name="Preformatted_20_Text"><text:span text:style-name="Source_20_Text"><text:s text:c="8"/>self.toggle = QToolButton(text=title, checkable=True, checked=start_open)</text:span></text:p>
      <text:p text:style-name="Preformatted_20_Text"><text:span text:style-name="Source_20_Text"><text:s text:c="8"/>self.toggle.setToolButtonStyle(Qt.ToolButtonTextBesideIcon)</text:span></text:p>
      <text:p text:style-name="Preformatted_20_Text"><text:span text:style-name="Source_20_Text"><text:s text:c="8"/>self.toggle.setArrowType(Qt.DownArrow if start_open else Qt.RightArrow)</text:span></text:p>
      <text:p text:style-name="Preformatted_20_Text"><text:span text:style-name="Source_20_Text"><text:s text:c="8"/>self.toggle.toggled.connect(self._on_toggled)</text:span></text:p>
      <text:p text:style-name="Preformatted_20_Text"><text:span text:style-name="Source_20_Text"><text:s text:c="8"/>self.body = child</text:span></text:p>
      <text:p text:style-name="Preformatted_20_Text"><text:span text:style-name="Source_20_Text"><text:s text:c="8"/>lay = QVBoxLayout(self); lay.setContentsMargins(0,0,0,0)</text:span></text:p>
      <text:p text:style-name="Preformatted_20_Text"><text:span text:style-name="Source_20_Text"><text:s text:c="8"/>lay.addWidget(self.toggle); lay.addWidget(self.body)</text:span></text:p>
      <text:p text:style-name="Preformatted_20_Text"><text:span text:style-name="Source_20_Text"><text:s text:c="4"/>def _on_toggled(self, on):</text:span></text:p>
      <text:p text:style-name="Preformatted_20_Text"><text:span text:style-name="Source_20_Text"><text:s text:c="8"/>self.toggle.setArrowType(Qt.DownArrow if on else Qt.RightArrow)</text:span></text:p>
      <text:p text:style-name="P4"><text:span text:style-name="Source_20_Text"><text:s text:c="8"/>self.body.setVisible(on)</text:span></text:p>
      <text:p text:style-name="Text_20_body"><text:span text:style-name="Strong_20_Emphasis">MainWindow (esqueleto):</text:span></text:p>
      <text:p text:style-name="Preformatted_20_Text"><text:span text:style-name="Source_20_Text">class MainWindow(QMainWindow):</text:span></text:p>
      <text:p text:style-name="Preformatted_20_Text"><text:span text:style-name="Source_20_Text"><text:s text:c="4"/>def __init__(self, engine):</text:span></text:p>
      <text:p text:style-name="Preformatted_20_Text"><text:soft-page-break/><text:span text:style-name="Source_20_Text"><text:s text:c="8"/>super().__init__()</text:span></text:p>
      <text:p text:style-name="Preformatted_20_Text"><text:span text:style-name="Source_20_Text"><text:s text:c="8"/>self.engine = engine</text:span></text:p>
      <text:p text:style-name="Preformatted_20_Text"><text:span text:style-name="Source_20_Text"><text:s text:c="8"/>self.setWindowTitle("Timbal Digital")</text:span></text:p>
      <text:p text:style-name="Preformatted_20_Text"><text:span text:style-name="Source_20_Text"><text:s text:c="8"/>self.nav = QListWidget(); self.nav.addItems(["Tocar","Efectos","Asignación","Dispositivos","Presets"])</text:span></text:p>
      <text:p text:style-name="Preformatted_20_Text"><text:span text:style-name="Source_20_Text"><text:s text:c="8"/>self.pages = QStackedWidget()</text:span></text:p>
      <text:p text:style-name="Preformatted_20_Text"><text:span text:style-name="Source_20_Text"><text:s text:c="8"/># self.pages.addWidget(PadsPage(engine)); etc.</text:span></text:p>
      <text:p text:style-name="Preformatted_20_Text"><text:span text:style-name="Source_20_Text"><text:s text:c="8"/>split = QSplitter(); split.addWidget(self.nav); split.addWidget(self.pages)</text:span></text:p>
      <text:p text:style-name="Preformatted_20_Text"><text:span text:style-name="Source_20_Text"><text:s text:c="8"/>split.setStretchFactor(1, 1)</text:span></text:p>
      <text:p text:style-name="Preformatted_20_Text"><text:span text:style-name="Source_20_Text"><text:s text:c="8"/>self.setCentralWidget(split)</text:span></text:p>
      <text:p text:style-name="Preformatted_20_Text"><text:span text:style-name="Source_20_Text"><text:s text:c="8"/>self.statusBar().showMessage("Listo")</text:span></text:p>
      <text:p text:style-name="P4"><text:span text:style-name="Source_20_Text"><text:s text:c="8"/>self.nav.currentRowChanged.connect(self.pages.setCurrentIndex)</text:span></text:p>
      <text:p text:style-name="Horizontal_20_Line"/>
      <text:h text:style-name="Heading_20_2" text:outline-level="2">13) Fase 2 (opcional, posterior)</text:h>
      <text:list text:style-name="L16">
        <text:list-item>
          <text:p text:style-name="P23"><text:span text:style-name="Strong_20_Emphasis">MIDI Learn</text:span> real (escucha el último <text:span text:style-name="Source_20_Text">note_on</text:span> recibido y lo asigna).</text:p>
        </text:list-item>
        <text:list-item>
          <text:p text:style-name="P23"><text:span text:style-name="Strong_20_Emphasis">QML/QtQuick</text:span> para animaciones fluidas y skins.</text:p>
        </text:list-item>
        <text:list-item>
          <text:p text:style-name="P23"><text:span text:style-name="Strong_20_Emphasis">Temas</text:span> (oscuro/claro) con selector.</text:p>
        </text:list-item>
        <text:list-item>
          <text:p text:style-name="P23"><text:span text:style-name="Strong_20_Emphasis">Paquete</text:span> con PyInstaller y recursos embebidos (<text:span text:style-name="Source_20_Text">.qrc</text:span>).</text:p>
        </text:list-item>
      </text:list>
      <text:p text:style-name="Horizontal_20_Line"/>
      <text:h text:style-name="Heading_20_2" text:outline-level="2">14) Resumen para el equipo</text:h>
      <text:list text:style-name="L17">
        <text:list-item>
          <text:p text:style-name="P24">Se mantiene el motor y la lógica; se moderniza la <text:span text:style-name="Strong_20_Emphasis">envoltura</text:span> (UI) con <text:span text:style-name="Source_20_Text">QMainWindow</text:span>, navegación por páginas, layouts fluidos y un tema coherente.</text:p>
        </text:list-item>
        <text:list-item>
          <text:p text:style-name="P24">El trabajo se hace en branch separado y con <text:span text:style-name="Strong_20_Emphasis">flag</text:span> para alternar UI nueva/antigua.</text:p>
        </text:list-item>
        <text:list-item>
          <text:p text:style-name="P24">Impacto: <text:span text:style-name="Strong_20_Emphasis">bajo riesgo</text:span>, <text:span text:style-name="Strong_20_Emphasis">alto beneficio</text:span> en claridad, estética y mantenimiento.</text:p>
        </text:list-item>
      </text:list>
      <text:p text:style-name="Horizontal_20_Line"/>
      <text:h text:style-name="Heading_20_3" text:outline-level="3">Ajustes puntuales sobre tu código actual (para empezar ya)</text:h>
      <text:list text:style-name="L18">
        <text:list-item>
          <text:p text:style-name="P25">En <text:span text:style-name="Source_20_Text">main()</text:span>, antes de crear <text:span text:style-name="Source_20_Text">QApplication</text:span>, activá <text:span text:style-name="Strong_20_Emphasis">High DPI</text:span> (bloque del §5).</text:p>
        </text:list-item>
        <text:list-item>
          <text:p text:style-name="P25">Reemplazá tu <text:span text:style-name="Source_20_Text">QWidget</text:span> raíz por un <text:span text:style-name="Source_20_Text">QMainWindow</text:span>; convertí tu <text:span text:style-name="Source_20_Text">DrumPadController</text:span> en <text:span text:style-name="Strong_20_Emphasis">PadsPage</text:span> y montalo dentro del <text:span text:style-name="Source_20_Text">QStackedWidget</text:span>.</text:p>
        </text:list-item>
        <text:list-item>
          <text:p text:style-name="P25">Los VU (<text:span text:style-name="Source_20_Text">Vu</text:span>) actualmente tienen <text:span text:style-name="Source_20_Text">setFixedWidth(50)</text:span>: cambiá a <text:span text:style-name="Source_20_Text">setMinimumWidth(36)</text:span> + <text:span text:style-name="Source_20_Text">QSizePolicy.Preferred</text:span> para que <text:span text:style-name="Strong_20_Emphasis">respiren al maximizar</text:span>.</text:p>
        </text:list-item>
        <text:list-item>
          <text:p text:style-name="P25">Reverb, CC74 (Brillo), Limitador, Master, Gate y Boost: <text:span text:style-name="Strong_20_Emphasis">mover a “Efectos”</text:span> con <text:span text:style-name="Source_20_Text">QGroupBox</text:span> + <text:span text:style-name="Source_20_Text">QFormLayout</text:span> y <text:span text:style-name="Strong_20_Emphasis">etiquetas con valores</text:span> a la derecha (mejora legibilidad).</text:p>
        </text:list-item>
        <text:list-item>
          <text:p text:style-name="P25">Añadí <text:span text:style-name="Source_20_Text">QStatusBar</text:span> para mensajes de <text:span text:style-name="Strong_20_Emphasis">acción confirmada</text:span> (cambiar SF2, reconectar I/O, preset aplicado).</text:p>
        </text:list-item>
        <text:list-item>
          <text:p text:style-name="P25"><text:soft-page-break/>Cambiá <text:span text:style-name="Source_20_Text">print</text:span> por <text:span text:style-name="Source_20_Text">logging</text:span> (ver §9); mantené los mensajes críticos visibles en la status bar.</text:p>
        </text:list-item>
        <text:list-item>
          <text:p text:style-name="P25">Preservá <text:span text:style-name="Source_20_Text">CONFIG_PATH</text:span> y extendelo para guardar también <text:span text:style-name="Strong_20_Emphasis">posición del splitter, pestaña activa, sliders</text:span> (usar <text:span text:style-name="Source_20_Text">QSettings</text:span>).</text:p>
        </text:list-item>
      </text:list>
      <text:p text:style-name="Text_20_body">Cuando quieras, te convierto esto en un esqueleto de proyecto con los módulos y clases creados, para que solo enchufes tu <text:span text:style-name="Source_20_Text">SoundEngine</text:span> y la lógica actual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8T14:37:41.514787900</meta:creation-date>
    <dc:date>2025-09-18T14:38:32.010690900</dc:date>
    <meta:editing-duration>PT50S</meta:editing-duration>
    <meta:editing-cycles>1</meta:editing-cycles>
    <meta:document-statistic meta:table-count="0" meta:image-count="0" meta:object-count="0" meta:page-count="8" meta:paragraph-count="195" meta:word-count="1613" meta:character-count="12147" meta:non-whitespace-character-count="10463"/>
    <meta:generator>LibreOffice/25.2.5.2$Windows_X86_64 LibreOffice_project/03d19516eb2e1dd5d4ccd751a0d6f35f35e08022</meta:generator>
  </office:meta>
</office:document-meta>
</file>